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5">70096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 text:c="2"/>אלקטרה מעליות</text:span></text:p>
      <text:p text:style-name="P8">ספיר 4</text:p>
      <text:p text:style-name="P1"><text:span text:style-name="T1">כתובת</text:span><text:span text:style-name="T2"> </text:span><text:span text:style-name="T1"><text:s text:c="2"/>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4"/>9630316 <text:s text:c="139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5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4"/>בצמוד למחסן מערבי <text:s text:c="5"/>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 <text:s/>מפסק גנרטור בכניסה ראשית למשרדים בגר חיצוני</text:span></text:p>
      <text:p text:style-name="P1"><text:span text:style-name="T1">מיקום ברזי כיבוי עיקריים "3</text:span><text:span text:style-name="T4"> <text:s text:c="4"/>רח' ספיר בשטח העסק 4 ברזים <text:s text:c="94"/>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הרצל תמיר</text:p>
          </table:table-cell>
          <table:table-cell table:style-name="Table2.A1" office:value-type="string">
            <text:p text:style-name="P14">מנהל משק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"><text:span text:style-name="T4">052-3540511</text:span>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אברהם לוי</text:p>
          </table:table-cell>
          <table:table-cell table:style-name="Table2.A1" office:value-type="string">
            <text:p text:style-name="P14">ממונה בטיחות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-4503977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משה פריון</text:p>
          </table:table-cell>
          <table:table-cell table:style-name="Table2.A1" office:value-type="string">
            <text:p text:style-name="P14">קצין בטחון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2-2241769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בלוני גז זייגיים במפעל , מערכת חשמל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מע' גילוי אש ועשן, מערכת כריזה, שוגן משרדים מופרד מבית מלאכה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><text:soft-page-break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0:01:00</meta:creation-date>
    <dc:creator>אתי מנצור</dc:creator>
    <dc:date>2013-08-12T00:01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53" meta:word-count="152" meta:character-count="1540"/>
    <meta:generator>OpenOffice/4.0.1$Win32 OpenOffice.org_project/401m5$Build-9714</meta:generator>
  </office:meta>
</office:document-meta>
</file>